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670" officeooo:paragraph-rsid="000e7670"/>
    </style:style>
    <style:style style:name="P2" style:family="paragraph" style:parent-style-name="Standard">
      <style:text-properties officeooo:rsid="000ecb17" officeooo:paragraph-rsid="000ecb17"/>
    </style:style>
    <style:style style:name="P3" style:family="paragraph" style:parent-style-name="Standard">
      <style:text-properties officeooo:rsid="0014942f" officeooo:paragraph-rsid="0014942f"/>
    </style:style>
    <style:style style:name="P4" style:family="paragraph" style:parent-style-name="Standard">
      <style:text-properties officeooo:rsid="00180f94" officeooo:paragraph-rsid="00180f94"/>
    </style:style>
    <style:style style:name="P5" style:family="paragraph" style:parent-style-name="Standard">
      <style:text-properties officeooo:rsid="00188e1b" officeooo:paragraph-rsid="00188e1b"/>
    </style:style>
    <style:style style:name="P6" style:family="paragraph" style:parent-style-name="Standard">
      <style:text-properties officeooo:rsid="001ae968" officeooo:paragraph-rsid="001c0356"/>
    </style:style>
    <style:style style:name="P7" style:family="paragraph" style:parent-style-name="Standard">
      <style:text-properties officeooo:rsid="001ae968" officeooo:paragraph-rsid="0024376a"/>
    </style:style>
    <style:style style:name="P8" style:family="paragraph" style:parent-style-name="Standard">
      <style:text-properties officeooo:rsid="001c0356" officeooo:paragraph-rsid="001c0356"/>
    </style:style>
    <style:style style:name="P9" style:family="paragraph" style:parent-style-name="Standard">
      <style:text-properties officeooo:rsid="001f07b8" officeooo:paragraph-rsid="001f07b8"/>
    </style:style>
    <style:style style:name="P10" style:family="paragraph" style:parent-style-name="Standard">
      <style:text-properties officeooo:rsid="0020e8d0" officeooo:paragraph-rsid="0020e8d0"/>
    </style:style>
    <style:style style:name="P11" style:family="paragraph" style:parent-style-name="Standard">
      <style:text-properties officeooo:rsid="0024a577" officeooo:paragraph-rsid="0024a577"/>
    </style:style>
    <style:style style:name="P12" style:family="paragraph" style:parent-style-name="Standard">
      <style:text-properties officeooo:rsid="00295890" officeooo:paragraph-rsid="00295890"/>
    </style:style>
    <style:style style:name="P13" style:family="paragraph" style:parent-style-name="Standard">
      <style:text-properties officeooo:rsid="002de4d5" officeooo:paragraph-rsid="002de4d5"/>
    </style:style>
    <style:style style:name="P14" style:family="paragraph" style:parent-style-name="Standard">
      <style:text-properties officeooo:rsid="002f2ee4" officeooo:paragraph-rsid="002f2ee4"/>
    </style:style>
    <style:style style:name="P15" style:family="paragraph" style:parent-style-name="Standard">
      <style:text-properties officeooo:rsid="0034ed9e" officeooo:paragraph-rsid="0034ed9e"/>
    </style:style>
    <style:style style:name="P16" style:family="paragraph" style:parent-style-name="Standard">
      <style:text-properties officeooo:rsid="00361872" officeooo:paragraph-rsid="00361872"/>
    </style:style>
    <style:style style:name="P17" style:family="paragraph" style:parent-style-name="Standard">
      <style:text-properties officeooo:rsid="0037caf0" officeooo:paragraph-rsid="0037caf0"/>
    </style:style>
    <style:style style:name="P18" style:family="paragraph" style:parent-style-name="Standard">
      <style:text-properties officeooo:rsid="00398399" officeooo:paragraph-rsid="00398399"/>
    </style:style>
    <style:style style:name="P19" style:family="paragraph" style:parent-style-name="Standard">
      <style:text-properties officeooo:paragraph-rsid="0042c9f1"/>
    </style:style>
    <style:style style:name="P20" style:family="paragraph" style:parent-style-name="Standard">
      <style:text-properties officeooo:rsid="0041b5d0" officeooo:paragraph-rsid="0041b5d0"/>
    </style:style>
    <style:style style:name="P21" style:family="paragraph" style:parent-style-name="Standard">
      <style:text-properties officeooo:rsid="003fb1ef" officeooo:paragraph-rsid="003fb1ef"/>
    </style:style>
    <style:style style:name="P22" style:family="paragraph" style:parent-style-name="Standard">
      <style:text-properties officeooo:paragraph-rsid="004fb006"/>
    </style:style>
    <style:style style:name="P23" style:family="paragraph" style:parent-style-name="Standard">
      <style:text-properties officeooo:rsid="005041fc" officeooo:paragraph-rsid="005041fc"/>
    </style:style>
    <style:style style:name="P24" style:family="paragraph" style:parent-style-name="Standard">
      <style:text-properties officeooo:rsid="00160594" officeooo:paragraph-rsid="00160594"/>
    </style:style>
    <style:style style:name="P25" style:family="paragraph" style:parent-style-name="Standard">
      <style:text-properties officeooo:rsid="003941d2" officeooo:paragraph-rsid="003941d2"/>
    </style:style>
    <style:style style:name="P26" style:family="paragraph" style:parent-style-name="Standard">
      <style:text-properties officeooo:rsid="0052d504" officeooo:paragraph-rsid="0052d504"/>
    </style:style>
    <style:style style:name="P27" style:family="paragraph" style:parent-style-name="Standard">
      <style:text-properties officeooo:rsid="00556d2f" officeooo:paragraph-rsid="00556d2f"/>
    </style:style>
    <style:style style:name="P28" style:family="paragraph" style:parent-style-name="Standard">
      <style:text-properties officeooo:rsid="0056afd2" officeooo:paragraph-rsid="0056afd2"/>
    </style:style>
    <style:style style:name="P29" style:family="paragraph" style:parent-style-name="Standard">
      <style:text-properties officeooo:rsid="0056d262" officeooo:paragraph-rsid="0056d262"/>
    </style:style>
    <style:style style:name="P30" style:family="paragraph" style:parent-style-name="Standard">
      <style:text-properties fo:font-weight="bold" officeooo:rsid="00518552" officeooo:paragraph-rsid="00518552" style:font-weight-asian="bold" style:font-weight-complex="bold"/>
    </style:style>
    <style:style style:name="P31" style:family="paragraph" style:parent-style-name="Standard">
      <style:text-properties fo:font-weight="bold" officeooo:rsid="0056d262" officeooo:paragraph-rsid="0056d262" style:font-weight-asian="bold" style:font-weight-complex="bold"/>
    </style:style>
    <style:style style:name="P32" style:family="paragraph" style:parent-style-name="Standard">
      <style:text-properties officeooo:rsid="005dbcec" officeooo:paragraph-rsid="005dbcec"/>
    </style:style>
    <style:style style:name="T1" style:family="text">
      <style:text-properties officeooo:rsid="00101b4f"/>
    </style:style>
    <style:style style:name="T2" style:family="text">
      <style:text-properties officeooo:rsid="0011f268"/>
    </style:style>
    <style:style style:name="T3" style:family="text">
      <style:text-properties officeooo:rsid="0012efcd"/>
    </style:style>
    <style:style style:name="T4" style:family="text">
      <style:text-properties officeooo:rsid="0014942f"/>
    </style:style>
    <style:style style:name="T5" style:family="text">
      <style:text-properties officeooo:rsid="0014e822"/>
    </style:style>
    <style:style style:name="T6" style:family="text">
      <style:text-properties officeooo:rsid="00160594"/>
    </style:style>
    <style:style style:name="T7" style:family="text">
      <style:text-properties officeooo:rsid="0016b8f8"/>
    </style:style>
    <style:style style:name="T8" style:family="text">
      <style:text-properties officeooo:rsid="00180f94"/>
    </style:style>
    <style:style style:name="T9" style:family="text">
      <style:text-properties officeooo:rsid="001c0356"/>
    </style:style>
    <style:style style:name="T10" style:family="text">
      <style:text-properties fo:font-weight="bold" style:font-weight-asian="bold" style:font-weight-complex="bold"/>
    </style:style>
    <style:style style:name="T11" style:family="text">
      <style:text-properties fo:font-weight="bold" officeooo:rsid="0024a577" style:font-weight-asian="bold" style:font-weight-complex="bold"/>
    </style:style>
    <style:style style:name="T12" style:family="text">
      <style:text-properties fo:font-weight="bold" officeooo:rsid="0027a70a" style:font-weight-asian="bold" style:font-weight-complex="bold"/>
    </style:style>
    <style:style style:name="T13" style:family="text">
      <style:text-properties fo:font-weight="bold" officeooo:rsid="00295890" style:font-weight-asian="bold" style:font-weight-complex="bold"/>
    </style:style>
    <style:style style:name="T14" style:family="text">
      <style:text-properties fo:font-weight="bold" officeooo:rsid="002b6fc8" style:font-weight-asian="bold" style:font-weight-complex="bold"/>
    </style:style>
    <style:style style:name="T15" style:family="text">
      <style:text-properties fo:font-weight="bold" officeooo:rsid="002ffd7a" style:font-weight-asian="bold" style:font-weight-complex="bold"/>
    </style:style>
    <style:style style:name="T16" style:family="text">
      <style:text-properties fo:font-weight="bold" officeooo:rsid="00314dac" style:font-weight-asian="bold" style:font-weight-complex="bold"/>
    </style:style>
    <style:style style:name="T17" style:family="text">
      <style:text-properties fo:font-weight="bold" officeooo:rsid="0031ceb7" style:font-weight-asian="bold" style:font-weight-complex="bold"/>
    </style:style>
    <style:style style:name="T18" style:family="text">
      <style:text-properties fo:font-weight="bold" officeooo:rsid="003a8c9d" style:font-weight-asian="bold" style:font-weight-complex="bold"/>
    </style:style>
    <style:style style:name="T19" style:family="text">
      <style:text-properties fo:font-weight="bold" officeooo:rsid="004df1cb" style:font-weight-asian="bold" style:font-weight-complex="bold"/>
    </style:style>
    <style:style style:name="T20" style:family="text">
      <style:text-properties fo:font-weight="bold" officeooo:rsid="004fb006" style:font-weight-asian="bold" style:font-weight-complex="bold"/>
    </style:style>
    <style:style style:name="T21" style:family="text">
      <style:text-properties fo:font-weight="bold" officeooo:rsid="005cbcc2" style:font-weight-asian="bold" style:font-weight-complex="bold"/>
    </style:style>
    <style:style style:name="T22" style:family="text">
      <style:text-properties fo:font-weight="bold" officeooo:rsid="005d29d1" style:font-weight-asian="bold" style:font-weight-complex="bold"/>
    </style:style>
    <style:style style:name="T23" style:family="text">
      <style:text-properties officeooo:rsid="001c05b7"/>
    </style:style>
    <style:style style:name="T24" style:family="text">
      <style:text-properties officeooo:rsid="001d61c1"/>
    </style:style>
    <style:style style:name="T25" style:family="text">
      <style:text-properties officeooo:rsid="001f07b8"/>
    </style:style>
    <style:style style:name="T26" style:family="text">
      <style:text-properties officeooo:rsid="001f36a7"/>
    </style:style>
    <style:style style:name="T27" style:family="text">
      <style:text-properties officeooo:rsid="0022d1d0"/>
    </style:style>
    <style:style style:name="T28" style:family="text">
      <style:text-properties officeooo:rsid="00234b24"/>
    </style:style>
    <style:style style:name="T29" style:family="text">
      <style:text-properties officeooo:rsid="0024376a"/>
    </style:style>
    <style:style style:name="T30" style:family="text">
      <style:text-properties officeooo:rsid="0024a577"/>
    </style:style>
    <style:style style:name="T31" style:family="text">
      <style:text-properties officeooo:rsid="0024d544"/>
    </style:style>
    <style:style style:name="T32" style:family="text">
      <style:text-properties officeooo:rsid="0027a70a"/>
    </style:style>
    <style:style style:name="T33" style:family="text">
      <style:text-properties officeooo:rsid="00295890"/>
    </style:style>
    <style:style style:name="T34" style:family="text">
      <style:text-properties officeooo:rsid="002b08a0"/>
    </style:style>
    <style:style style:name="T35" style:family="text">
      <style:text-properties officeooo:rsid="002b6fc8"/>
    </style:style>
    <style:style style:name="T36" style:family="text">
      <style:text-properties officeooo:rsid="002c5f6d"/>
    </style:style>
    <style:style style:name="T37" style:family="text">
      <style:text-properties officeooo:rsid="002de4d5"/>
    </style:style>
    <style:style style:name="T38" style:family="text">
      <style:text-properties officeooo:rsid="002ffd7a"/>
    </style:style>
    <style:style style:name="T39" style:family="text">
      <style:text-properties officeooo:rsid="00314dac"/>
    </style:style>
    <style:style style:name="T40" style:family="text">
      <style:text-properties officeooo:rsid="0031ceb7"/>
    </style:style>
    <style:style style:name="T41" style:family="text">
      <style:text-properties officeooo:rsid="00339c8d"/>
    </style:style>
    <style:style style:name="T42" style:family="text">
      <style:text-properties officeooo:rsid="0034ed9e"/>
    </style:style>
    <style:style style:name="T43" style:family="text">
      <style:text-properties officeooo:rsid="003598ff"/>
    </style:style>
    <style:style style:name="T44" style:family="text">
      <style:text-properties officeooo:rsid="00361872"/>
    </style:style>
    <style:style style:name="T45" style:family="text">
      <style:text-properties officeooo:rsid="0037caf0"/>
    </style:style>
    <style:style style:name="T46" style:family="text">
      <style:text-properties officeooo:rsid="003941d2"/>
    </style:style>
    <style:style style:name="T47" style:family="text">
      <style:text-properties officeooo:rsid="00398399"/>
    </style:style>
    <style:style style:name="T48" style:family="text">
      <style:text-properties officeooo:rsid="003a8c9d"/>
    </style:style>
    <style:style style:name="T49" style:family="text">
      <style:text-properties officeooo:rsid="003bfc85"/>
    </style:style>
    <style:style style:name="T50" style:family="text">
      <style:text-properties officeooo:rsid="003c6321"/>
    </style:style>
    <style:style style:name="T51" style:family="text">
      <style:text-properties officeooo:rsid="003cd3c1"/>
    </style:style>
    <style:style style:name="T52" style:family="text">
      <style:text-properties officeooo:rsid="003fb1ef"/>
    </style:style>
    <style:style style:name="T53" style:family="text">
      <style:text-properties officeooo:rsid="003ffe5a"/>
    </style:style>
    <style:style style:name="T54" style:family="text">
      <style:text-properties officeooo:rsid="0041b5d0"/>
    </style:style>
    <style:style style:name="T55" style:family="text">
      <style:text-properties officeooo:rsid="0042c9f1"/>
    </style:style>
    <style:style style:name="T56" style:family="text">
      <style:text-properties officeooo:rsid="00432e17"/>
    </style:style>
    <style:style style:name="T57" style:family="text">
      <style:text-properties officeooo:rsid="0044e5a4"/>
    </style:style>
    <style:style style:name="T58" style:family="text">
      <style:text-properties officeooo:rsid="0046d402"/>
    </style:style>
    <style:style style:name="T59" style:family="text">
      <style:text-properties officeooo:rsid="004757f8"/>
    </style:style>
    <style:style style:name="T60" style:family="text">
      <style:text-properties officeooo:rsid="0048fa83"/>
    </style:style>
    <style:style style:name="T61" style:family="text">
      <style:text-properties officeooo:rsid="00494a1f"/>
    </style:style>
    <style:style style:name="T62" style:family="text">
      <style:text-properties officeooo:rsid="004b0d47"/>
    </style:style>
    <style:style style:name="T63" style:family="text">
      <style:text-properties officeooo:rsid="004c23d5"/>
    </style:style>
    <style:style style:name="T64" style:family="text">
      <style:text-properties officeooo:rsid="004d57bc"/>
    </style:style>
    <style:style style:name="T65" style:family="text">
      <style:text-properties officeooo:rsid="004df1cb"/>
    </style:style>
    <style:style style:name="T66" style:family="text">
      <style:text-properties officeooo:rsid="004eadd2"/>
    </style:style>
    <style:style style:name="T67" style:family="text">
      <style:text-properties officeooo:rsid="004fb006"/>
    </style:style>
    <style:style style:name="T68" style:family="text">
      <style:text-properties officeooo:rsid="005024ec"/>
    </style:style>
    <style:style style:name="T69" style:family="text">
      <style:text-properties officeooo:rsid="0050e96d"/>
    </style:style>
    <style:style style:name="T70" style:family="text">
      <style:text-properties officeooo:rsid="00518552"/>
    </style:style>
    <style:style style:name="T71" style:family="text">
      <style:text-properties officeooo:rsid="00542419"/>
    </style:style>
    <style:style style:name="T72" style:family="text">
      <style:text-properties officeooo:rsid="00556d2f"/>
    </style:style>
    <style:style style:name="T73" style:family="text">
      <style:text-properties officeooo:rsid="0056afd2"/>
    </style:style>
    <style:style style:name="T74" style:family="text">
      <style:text-properties style:text-position="super 58%"/>
    </style:style>
    <style:style style:name="T75" style:family="text">
      <style:text-properties officeooo:rsid="0058cdab"/>
    </style:style>
    <style:style style:name="T76" style:family="text">
      <style:text-properties officeooo:rsid="005a8cc9"/>
    </style:style>
    <style:style style:name="T77" style:family="text">
      <style:text-properties officeooo:rsid="005afcae"/>
    </style:style>
    <style:style style:name="T78" style:family="text">
      <style:text-properties officeooo:rsid="005cbcc2"/>
    </style:style>
    <style:style style:name="T79" style:family="text">
      <style:text-properties officeooo:rsid="005d29d1"/>
    </style:style>
    <style:style style:name="T80" style:family="text">
      <style:text-properties officeooo:rsid="005dbcec"/>
    </style:style>
    <style:style style:name="T81" style:family="text">
      <style:text-properties officeooo:rsid="005fa1f5"/>
    </style:style>
    <style:style style:name="T82" style:family="text">
      <style:text-properties officeooo:rsid="0061104c"/>
    </style:style>
    <style:style style:name="T83" style:family="text">
      <style:text-properties officeooo:rsid="00622f75"/>
    </style:style>
    <style:style style:name="T84" style:family="text">
      <style:text-properties officeooo:rsid="006364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st vs Kotlin vs Swift vs C++</text:p>
      <text:p text:style-name="P1"/>
      <text:p text:style-name="P1">You may wonder where is Java? Somehow Java is mostly like FORTRAN now. Yes, it is still supported but who cares? </text:p>
      <text:p text:style-name="Heading">Rust</text:p>
      <text:p text:style-name="P2">It is <text:span text:style-name="T2">still </text:span>actively developing language <text:span text:style-name="T2">although it’s already reached 1.6</text:span><text:span text:style-name="T3">7</text:span><text:span text:style-name="T2"> milestone.</text:span> Generally an idea was to provide a replacement <text:span text:style-name="T6">for </text:span>C++ with <text:span text:style-name="T3">a </text:span>modern syntax and without a buffer overflow or <text:span text:style-name="T1">a </text:span>dead pointer problems. <text:span text:style-name="T69">Rejecting OOP features reduces a number of mistakes connected with understanding the code.</text:span></text:p>
      <text:p text:style-name="Heading">Kotlin</text:p>
      <text:p text:style-name="P19"><text:span text:style-name="T1">It is Java replacement with modern syntax </text:span><text:span text:style-name="T55">helping to make </text:span><text:span text:style-name="T56">the </text:span><text:span text:style-name="T55">code </text:span>concise<text:span text:style-name="T55"> and effective. </text:span><text:span text:style-name="T1"><text:s/></text:span><text:span text:style-name="T4">Current version is 1.7.20. </text:span><text:span text:style-name="T6">It is also actively developed language making programming on it a bit uncertain, because your code will be likely outdated just in 6 months.</text:span></text:p>
      <text:p text:style-name="Heading">Swift</text:p>
      <text:p text:style-name="P3">It is also actively developing language, although issuing new versions <text:span text:style-name="T56">is </text:span>a bit slowering now. The current version is 5.7. It is <text:span text:style-name="T7">like</text:span> 1.57, <text:span text:style-name="T6">i</text:span>f to translate it to Kotlin/Rust form<text:span text:style-name="T5">. </text:span><text:span text:style-name="T8">Although Swift is used mostly for Apple development, it isn’t successor of Objective C. It is a completely new language, although still can coexist with C++ and Objective C code.</text:span></text:p>
      <text:p text:style-name="Heading">C++</text:p>
      <text:p text:style-name="P24">Why this grandfather is still there? Most of system and performance programming is still in C++. The language is quite transforming, so current edition is C++20, and C++23 is planned to be out soon. If you compare C++ coding in 1995 to C++ in 2022, more likely you can think it was done in completely different languages.</text:p>
      <text:p text:style-name="Heading">Purpose</text:p>
      <text:p text:style-name="P4">My <text:span text:style-name="T56">blog</text:span> won’t show you advantage of any language, or help to select one. It will show a difference when you need to frequently switch from one to another language as a part of your work responsibilities, sometime<text:span text:style-name="T9">s</text:span> several time<text:span text:style-name="T9">s</text:span> a day. <text:span text:style-name="T28">I will focus only on major features of every language, s</text:span><text:span text:style-name="T27">ince switching </text:span><text:span text:style-name="T28">between</text:span><text:span text:style-name="T27"> different language codebase</text:span><text:span text:style-name="T28">s</text:span><text:span text:style-name="T27"> mostly required for fixing bugs. </text:span><text:span text:style-name="T28">However provided information is useful for many other purposes </text:span><text:span text:style-name="T56">including selecting a language for a new project.</text:span></text:p>
      <text:p text:style-name="P6">I will start from:</text:p>
      <text:h text:style-name="Heading_20_4" text:outline-level="4">Defining variables</text:h>
      <text:p text:style-name="P8">The reserved word <text:span text:style-name="T10">let</text:span> is used in Rust. Rust consider<text:span text:style-name="T23">s</text:span> that all variable values can’t be changed after declaration, so you need to specify <text:span text:style-name="T10">mut</text:span> qualifier if you intend to change the value. <text:span text:style-name="T23">Rust as all other mentioned here languages </text:span><text:span text:style-name="T24">is</text:span><text:span text:style-name="T23"> strong</text:span><text:span text:style-name="T25">ly</text:span><text:span text:style-name="T23"> typed. It means that declaring </text:span><text:span text:style-name="T25">a </text:span><text:span text:style-name="T23">variable also declares its type and it can’t be changed </text:span><text:span text:style-name="T25">after</text:span><text:span text:style-name="T23">. However, a compiler will try to guess a type based on first assigned value. It is </text:span><text:span text:style-name="T56">called the</text:span><text:span text:style-name="T23"> inferring. </text:span><text:span text:style-name="T24">You can explicitly specify type especially for cases when auto detection isn’t </text:span><text:soft-page-break/><text:span text:style-name="T24">possible or wrong. Rust doesn’t consider a variable without a value, so no null or undefined variables are possible.</text:span></text:p>
      <text:p text:style-name="P9">Kotlin follows Rust guide line for variables. A mutable variable has to be defined as <text:span text:style-name="T10">var</text:span>, otherwise <text:span text:style-name="T10">val</text:span>. <text:span text:style-name="T26">Inferring is also used for guessing a type. Undefined variables are impossible, but null are. If null value possible then many operations will require a specific check as using ?. A chance of getting NullPointerException is minimized.</text:span></text:p>
      <text:p text:style-name="P10">Swift uses <text:span text:style-name="T10">var</text:span> for mutable variables, otherwise <text:span text:style-name="T10">let</text:span>. Types are guessing using inferring. <text:span text:style-name="T35">Swift makes lot efforts of catching attempt</text:span><text:span text:style-name="T36">s</text:span><text:span text:style-name="T35"> </text:span><text:span text:style-name="T36">using</text:span><text:span text:style-name="T35"> </text:span><text:span text:style-name="T14">nil</text:span><text:span text:style-name="T35"> </text:span><text:span text:style-name="T36">(not initialized) </text:span><text:span text:style-name="T35">values. </text:span><text:span text:style-name="T36">So be prepared to add extra checks or using ? </text:span><text:span text:style-name="T56">a</text:span><text:span text:style-name="T36">t </text:span><text:span text:style-name="T56">the </text:span><text:span text:style-name="T36">end of statements. </text:span><text:span text:style-name="T56">The behavior is very similar to Kotlin.</text:span></text:p>
      <text:p text:style-name="P10">If C++ was staying apart requiring defining a type, then later modifications <text:span text:style-name="T27">are </text:span>also using inferring with keyword <text:span text:style-name="T10">auto</text:span>. <text:span text:style-name="T27">However you have to play with </text:span><text:span text:style-name="T12">const</text:span><text:span text:style-name="T27"> modifiers to emphasize immutability. </text:span><text:span text:style-name="T32">There is no check that </text:span><text:span text:style-name="T37">a </text:span><text:span text:style-name="T32">variable is initialized. So programming in C++ requires more efforts.</text:span></text:p>
      <text:p text:style-name="P9"/>
      <text:h text:style-name="Heading_20_4" text:outline-level="4"><text:span text:style-name="T9">An</text:span> execution flow</text:h>
      <text:p text:style-name="P7"><text:span text:style-name="T29">If you do a programming for 10 or more years, then more likely you use an if/else construction</text:span>. <text:span text:style-name="T38">The condition of </text:span><text:span text:style-name="T15">if</text:span><text:span text:style-name="T38"> doesn’t require parenthesis in Rust and Swift because curly brackets </text:span><text:span text:style-name="T41">are </text:span><text:span text:style-name="T38">required for </text:span><text:span text:style-name="T40"><text:s/></text:span><text:span text:style-name="T38"><text:s/>execution blocks.</text:span> <text:span text:style-name="T29">However </text:span><text:span text:style-name="T30">the </text:span><text:span text:style-name="T29">modern style programming, if it is still imperative, based </text:span><text:span text:style-name="T30">on heavily using a switch like construction. It is </text:span><text:span text:style-name="T33">called</text:span><text:span text:style-name="T30"> </text:span><text:span text:style-name="T11">match</text:span><text:span text:style-name="T30"> in Rust</text:span>. <text:span text:style-name="T30">Unlike if/else, you have to explicitly cover all variants. It reduces a chance that some condition is overlooked and then program works incorrectly in some cases. There is no fall through case, which is another source of common mistakes. Condition for every case can be specified as a pattern increasing flexibility of the code. </text:span><text:span text:style-name="T33">Multiple conditions can be grouped using |.</text:span></text:p>
      <text:p text:style-name="P11">Kotlin provides even more flexible construction as <text:span text:style-name="T10">when</text:span>. It allows completely <text:span text:style-name="T77">to </text:span>drop the if/else <text:span text:style-name="T33">statement</text:span>. <text:span text:style-name="T33">Defining an </text:span><text:span text:style-name="T13">else</text:span><text:span text:style-name="T33"> case is required, unless all possible cases are already covered.</text:span></text:p>
      <text:p text:style-name="P11">Swift is more conservative keeping <text:span text:style-name="T10">switch</text:span>, <text:span text:style-name="T31">however you can use a type and other attributes of a switch variable in cases. </text:span><text:span text:style-name="T33">There is no fall through, unless you explicitly specify that.</text:span></text:p>
      <text:p text:style-name="P12">No big changes are for <text:span text:style-name="T10">switch</text:span> in C++, so more likely you won’t get advantage of the new programming style.</text:p>
      <text:p text:style-name="P18">As a<text:span text:style-name="T77">n action</text:span> separator, Rust uses =&gt;, Kotlin →, and : used by the rest.</text:p>
      <text:p text:style-name="P13">One form of <text:span text:style-name="T47">an </text:span>if statement is still there, for all languages, but C++. It is <text:span text:style-name="T10">if let</text:span>, giving a possibility of a normal work or/else indicate an error.</text:p>
      <text:p text:style-name="P12">Using statement separator ‘;’ is required in Rust and C++. <text:span text:style-name="T34">Kotlin and Swift are okay with a line separator for that. </text:span><text:span text:style-name="T38">Rust has a strange exception for last return statement, </text:span><text:span text:style-name="T15">return</text:span><text:span text:style-name="T38"> and ‘;’ can be </text:span><text:span text:style-name="T39">omitted <text:s text:c="15"/></text:span><text:span text:style-name="T38"><text:s/>together.</text:span></text:p>
      <text:h text:style-name="Heading_20_4" text:outline-level="4">Loops</text:h>
      <text:p text:style-name="P14">Rust doesn’t have loops with a traditional begin value, a stop condition and every iteration change. If you need all these parts, then you can use the <text:span text:style-name="T10">loop</text:span> with own implementation of the rest. However Rust gives <text:span text:style-name="T38">a smart form of the </text:span><text:span text:style-name="T15">for in</text:span><text:span text:style-name="T38"> loop. The </text:span><text:span text:style-name="T15">while</text:span><text:span text:style-name="T38"> loop has condition at the beginning. </text:span><text:span text:style-name="T39">Kotlin has a very similar </text:span><text:span text:style-name="T16">for in</text:span><text:span text:style-name="T39"> loop. The </text:span><text:span text:style-name="T16">while</text:span><text:span text:style-name="T39"> loop has a post loop execution condition form in addition. Swift has not much difference </text:span><text:span text:style-name="T40">from siblings</text:span><text:span text:style-name="T39">, and can use tuples </text:span><text:span text:style-name="T40">as in Rust to get index or other information </text:span><text:span text:style-name="T41">in</text:span><text:span text:style-name="T40"> </text:span><text:span text:style-name="T17">for in</text:span><text:span text:style-name="T40"> variant. C++ keeps </text:span><text:span text:style-name="T41">the </text:span><text:span text:style-name="T40">traditional form of </text:span><text:span text:style-name="T17">for</text:span><text:span text:style-name="T40"> and </text:span><text:span text:style-name="T17">while</text:span><text:span text:style-name="T40"> loops.</text:span></text:p>
      <text:h text:style-name="Heading_20_4" text:outline-level="4">Exceptions</text:h>
      <text:p text:style-name="P13">They are supported in Kotlin, Swift and C++. Rust allows only check that the last operation was successful. <text:span text:style-name="T78">You should use </text:span><text:span text:style-name="T21">unwrap</text:span><text:span text:style-name="T78"> if do not plan to check errors. </text:span>Kotlin and Swift <text:span text:style-name="T78">also </text:span>provide a finally block, as <text:span text:style-name="T10">finally</text:span> in Kotlin and <text:span text:style-name="T10">defer</text:span> in Swift. <text:span text:style-name="T48">Swift uses </text:span><text:span text:style-name="T18">do</text:span><text:span text:style-name="T48"> for marking a try section, the rest uses </text:span><text:span text:style-name="T18">try</text:span><text:span text:style-name="T48">. </text:span><text:span text:style-name="T41">You should rely on programming style not based on the feature in Rust and C++.</text:span></text:p>
      <text:h text:style-name="Heading_20_4" text:outline-level="4"><text:soft-page-break/>OOP</text:h>
      <text:p text:style-name="P15">Rust isn’t OOP language and you should use <text:span text:style-name="T44">a </text:span>methods composition in it. However interfaces supported in a form of traits. They called <text:span text:style-name="T10">protocol</text:span> in Swift and pure virtual class in C++. The rest languages support OOP with most advanced form in C++ as <text:span text:style-name="T44">the </text:span>multiple inheritance. <text:span text:style-name="T43">Methods will be final in Kotlin by default. </text:span><text:span text:style-name="T44">You should stay away from OOP if plan to develop a project in languages including Rust.</text:span></text:p>
      <text:h text:style-name="Heading_20_4" text:outline-level="4">Lambda <text:span text:style-name="T42">and closures</text:span></text:h>
      <text:p text:style-name="P16">Modern programming style rel<text:span text:style-name="T54">ies</text:span> on using <text:span text:style-name="T46">the </text:span>functional programming. All languages provide a great support for that. <text:span text:style-name="T45">Most tasks are solvable using the following sequence of actions:</text:span></text:p>
      <text:p text:style-name="P17">range – filter – map – reduce</text:p>
      <text:p text:style-name="P25">The above operations are standardly provided and you need only customize them for a particular task. <text:span text:style-name="T54">Every operation in </text:span><text:span text:style-name="T57">the</text:span><text:span text:style-name="T54"> chain is defined as a lambda. </text:span><text:span text:style-name="T57">It is like a procedure, but without calling header and defined inline. It can use variables from surrounding block named as a closure. </text:span><text:span text:style-name="T58">Rust separate</text:span><text:span text:style-name="T59">s</text:span><text:span text:style-name="T58"> passing parameters in a lambda using wrapping |. </text:span><text:span text:style-name="T60">If there </text:span><text:span text:style-name="T61">are</text:span><text:span text:style-name="T60"> no parameters, then two || have to remain anyway. </text:span><text:span text:style-name="T61">If a</text:span><text:span text:style-name="T60"> lambda <text:s/></text:span><text:span text:style-name="T61">is a single operator then {} are not required. Body should be separated from parameters using → , however not required for a single statement. It is better to check with the documentation all possible variants. Kotlin uses much simple syntax requiring only → between parameters and a lambda body. Swift doesn’t list parameters for a lambda, however they can be accessed inside using </text:span><text:span text:style-name="T62">$N notation, where N is a parameter order number. </text:span><text:span text:style-name="T69">Lambdas can look very tricky in Swift, for example like only &lt; </text:span><text:span text:style-name="T70">for comparison code required by sorting algorithms. </text:span><text:span text:style-name="T69">Again C++ provides more detailed control of lambda parameters and access of variables in used closure.</text:span></text:p>
      <text:h text:style-name="Heading_20_4" text:outline-level="4">Standard data structures</text:h>
      <text:p text:style-name="P30"><text:span text:style-name="T76">S</text:span>tructure</text:p>
      <text:p text:style-name="P26">Obviously it is supported by all languages. Structures are associated with a certain data object in OOP languages as well. <text:span text:style-name="T75">Rust can use a set of method associated with a data structure, however no inheritance and </text:span><text:span text:style-name="T76">no </text:span><text:span text:style-name="T75">polymorphism is </text:span><text:span text:style-name="T76">t</text:span><text:span text:style-name="T75">here.</text:span></text:p>
      <text:p text:style-name="P30">Enum</text:p>
      <text:p text:style-name="P26">Enum has a much wider use now. Variants of it can be different structures <text:span text:style-name="T76">in addition to just ordinary values</text:span>. </text:p>
      <text:p text:style-name="P31">Tuple</text:p>
      <text:p text:style-name="P29">Rust has a native support of tuples, and they are also preferable data structures in many cases. There no tuples for Kotlin, since it uses JVM for <text:span text:style-name="T76">the </text:span>underneath implementation. First versions Kotlin had <text:span text:style-name="T75">a</text:span> simulation of tuples as <text:span text:style-name="T75">a </text:span>pair and <text:span text:style-name="T75">a </text:span>triple <text:span text:style-name="T75">data structures, but then were depreciated in favor of data objects.</text:span> <text:s/><text:span text:style-name="T75">Swift supports tuples as native structures, however Swift considers them as a temporary storage to return multiple objects from a function call, or using a storage for an index and value in loops. C++ doesn’t have tuples, but a tuple like structure can be used from the standard library.</text:span></text:p>
      <text:p text:style-name="P30"><text:span text:style-name="T76">A</text:span>rray/vector</text:p>
      <text:p text:style-name="P26">It is a fundamental data structure. Major difference of array and vector that array has a fixed size requiring <text:span text:style-name="T72">a </text:span>reallocation in case of changing <text:span text:style-name="T72">a </text:span>size <text:span text:style-name="T72">of the array</text:span>, when <text:span text:style-name="T72">a </text:span>vector size is dynamic. <text:span text:style-name="T71">Slicing mechanism is very helpful to access </text:span><text:span text:style-name="T72">a certain part of an array, and even </text:span><text:span text:style-name="T76">there is </text:span><text:span text:style-name="T72">no requiring additional memory allocation and copying in most cases. </text:span><text:span text:style-name="T73">Standard algorithms as sorting, searching, reversing, merging and so on are provided by a standard language library.</text:span></text:p>
      <text:p text:style-name="P30">Map</text:p>
      <text:p text:style-name="P26">It is also a fundamental data structure allowing to access elements of map using a key. <text:span text:style-name="T72">Underneath implementation is based usually on a hash table.</text:span></text:p>
      <text:p text:style-name="P30">String</text:p>
      <text:p text:style-name="P27"><text:soft-page-break/>Most of programs use string in one or other form. All languages support strings as a traditional ASCII form as a modern multi byte form. <text:span text:style-name="T73">A regular expression is supported by all languages helping to categorize a string. </text:span></text:p>
      <text:h text:style-name="Heading_20_4" text:outline-level="4">Memory management</text:h>
      <text:p text:style-name="P5"><text:span text:style-name="T49">This is an interesting aspect making programming in every language essentially different. Rust is based on RAII (</text:span>Resource Acquisition Is Initialization<text:span text:style-name="T49">) </text:span><text:span text:style-name="T50">and an ownership. Every data </text:span><text:span text:style-name="T51">allocation has only one owner. Ownership can be moved to another owner. Multiple </text:span><text:span text:style-name="T63">consumers</text:span><text:span text:style-name="T51"> can borrow a reference to data as long as the current owner </text:span><text:span text:style-name="T63">is </text:span><text:span text:style-name="T51">alive. A special owner as a reference counter can be allocated. Such owner remains alive as long as the reference counter is greater than zero. </text:span><text:span text:style-name="T52">When access to data borrowed, &amp; is used to emphasize that.</text:span></text:p>
      <text:p text:style-name="P21">Kotlin utilizes a standard VM garbage collector and no special actions are required. Swift model is based on <text:span text:style-name="T82">a</text:span> reference counter, so generally a programmer also freed from an extra work. However special actions should take in place if cyclic references are used, or data should get a global scope. C++ offers manual allocation and freeing a memory. Later version<text:span text:style-name="T53">s</text:span> encourage a user to utilize RAII model. <text:span text:style-name="T53">It is similar to Rust, however here is no strong ownership </text:span><text:span text:style-name="T64">rule</text:span><text:span text:style-name="T53">.</text:span></text:p>
      <text:p text:style-name="P22"><text:span text:style-name="T65">Only Rust (as non OOP) has no mechanism of constructor/destructor. However </text:span><text:span text:style-name="T19">new</text:span><text:span text:style-name="T65"> or </text:span><text:span text:style-name="T19">default</text:span><text:span text:style-name="T65"> </text:span><text:span text:style-name="T66">method has to be defined helping to determinate a size of required memory for data and also how it has to be initialized. Kotlin has no </text:span><text:span text:style-name="T67">a </text:span><text:span text:style-name="T66">clear destructor, because there is no a programmer controlled time of destroying an object. Therefore </text:span><text:span text:style-name="T67">an </text:span><text:span text:style-name="T66">interface </text:span><text:span text:style-name="Emphasis">AutoCloseable</text:span> or <text:span text:style-name="Emphasis">Closeable</text:span><text:span text:style-name="T66"> </text:span><text:span text:style-name="T67">for objects requiring a destructor like functionality has to be defined. Kotlin provides standard method the </text:span><text:span text:style-name="T20">use</text:span><text:span text:style-name="T67"> which frees a developer from an explicit specifying try/finally block. A destructor is defined as </text:span><text:span text:style-name="T10">deinit</text:span> <text:span text:style-name="T67">in Swift. C++ provides it in </text:span><text:span text:style-name="T68">a </text:span><text:span text:style-name="T67">form ~classname(). It </text:span><text:span text:style-name="T68">has to be virtual if destructors of all parent classes has to be called.</text:span></text:p>
      <text:h text:style-name="Heading_20_4" text:outline-level="4">Multi tasking</text:h>
      <text:p text:style-name="P28">The feature is a standard for Rust, Kotlin and Swift. However it may require 3<text:span text:style-name="T74">rd</text:span> party library for C++. <text:span text:style-name="T78">You can initiate a native OS thread in Rust, and join its execution if required. A good set of standard concurrency primitives </text:span><text:span text:style-name="T79">including a mutex and Arc (</text:span><text:span text:style-name="T80">atomic</text:span><text:span text:style-name="T79"> reference counter) are provided. Lambdas have to use </text:span><text:span text:style-name="T22">move</text:span><text:span text:style-name="T79"> qualifier to be executed asynchronously keeping in mind safety. Kotlin uses coroutines in addition to concurrent Java library. Certainly it will gets advantage of virtual threads in JVM version 19 and up. <text:s/>Swift uses own classes set to spawn threads, provide synchronization and communication them.</text:span></text:p>
      <text:h text:style-name="Heading_20_4" text:outline-level="4">Macros</text:h>
      <text:p text:style-name="P20">Rust has a good macro languages helping to reduce a boilerplate code and reduce coding efforts for such general thing<text:span text:style-name="T64">s</text:span> as <text:span text:style-name="T64">a </text:span>printing. There is no macro language in Kotlin. Swift supports some macro definitions helping to configure code for a different environment or stages. C++ gives most advanced macro processor. </text:p>
      <text:h text:style-name="Heading_20_4" text:outline-level="4">Other aspects</text:h>
      <text:p text:style-name="P32">Although many languages consider <text:span text:style-name="T81">a </text:span>certain coding style, it got <text:span text:style-name="T81">implementation </text:span><text:s/>in a compiler only in Rust. The compiler will give you a warning if you selected name of a variable not complaining with the code standard. Rust also considers some name style, as reserved for a certain purpose, for example names with _. Swift is <text:span text:style-name="T81">a </text:span>kind of opposite and you can use any Unicode symbols for variable <text:span text:style-name="T81">names</text:span>. </text:p>
      <text:p text:style-name="Heading"><text:soft-page-break/>Conclusion</text:p>
      <text:p text:style-name="P23">Although every language has a certain uniqueness, overall possibilities are similar and <text:span text:style-name="T84">the </text:span>major difference appears only in a memory management. So a developer has to focus on this aspect at learning <text:span text:style-name="T83">and using </text:span>a new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21:18:52.489192026</meta:creation-date>
    <dc:date>2022-11-09T17:00:25.217449916</dc:date>
    <meta:editing-duration>P3DT21H41M15S</meta:editing-duration>
    <meta:editing-cycles>49</meta:editing-cycles>
    <meta:generator>LibreOffice/7.3.6.2$Linux_X86_64 LibreOffice_project/30$Build-2</meta:generator>
    <meta:document-statistic meta:table-count="0" meta:image-count="0" meta:object-count="0" meta:page-count="5" meta:paragraph-count="61" meta:word-count="2210" meta:character-count="13072" meta:non-whitespace-character-count="10892"/>
  </office:meta>
</office:document-meta>
</file>